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7138in" style:use-optimal-column-width="false"/>
    </style:style>
    <style:style style:name="TableColumn3" style:family="table-column">
      <style:table-column-properties style:column-width="5.1729in" style:use-optimal-column-width="false"/>
    </style:style>
    <style:style style:name="Table1" style:family="table" style:master-page-name="MP0">
      <style:table-properties style:width="5.8868in" fo:margin-left="0.075in" table:align="left"/>
    </style:style>
    <style:style style:name="TableRow4" style:family="table-row">
      <style:table-row-properties style:min-row-height="1.1305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/>
    </style:style>
    <style:style style:name="T14" style:parent-style-name="DefaultParagraphFont" style:family="text">
      <style:text-properties fo:language="id" fo:country="ID" style:language-asian="id" style:country-asian="ID"/>
    </style:style>
    <style:style style:name="T15" style:parent-style-name="DefaultParagraphFont" style:family="text">
      <style:text-properties fo:language="id" fo:country="ID" style:language-asian="id" style:country-asian="ID"/>
    </style:style>
    <style:style style:name="P16" style:parent-style-name="Normal" style:family="paragraph">
      <style:paragraph-properties fo:text-align="center"/>
      <style:text-properties fo:font-size="20pt" style:font-size-asian="20pt" style:font-size-complex="20pt" fo:language="sv" fo:country="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19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20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21" style:parent-style-name="DefaultParagraphFont" style:family="text">
      <style:text-properties fo:font-size="8pt" style:font-size-asian="8pt" style:font-size-complex="8pt" fo:language="sv" fo:country="SE"/>
    </style:style>
    <style:style style:name="T22" style:parent-style-name="DefaultParagraphFont" style:family="text">
      <style:text-properties fo:font-size="8pt" style:font-size-asian="8pt" style:font-size-complex="8pt" fo:language="id" fo:country="ID"/>
    </style:style>
    <style:style style:name="T23" style:parent-style-name="DefaultParagraphFont" style:family="text">
      <style:text-properties fo:font-size="8pt" style:font-size-asian="8pt" style:font-size-complex="8pt" fo:language="sv" fo:country="SE"/>
    </style:style>
    <style:style style:name="T24" style:parent-style-name="DefaultParagraphFont" style:family="text">
      <style:text-properties fo:font-size="8pt" style:font-size-asian="8pt" style:font-size-complex="8pt" fo:language="id" fo:country="ID"/>
    </style:style>
    <style:style style:name="P25" style:parent-style-name="Textbody" style:family="paragraph">
      <style:paragraph-properties fo:text-align="center" fo:margin-bottom="0in"/>
    </style:style>
    <style:style style:name="T26" style:parent-style-name="DefaultParagraphFont" style:family="text">
      <style:text-properties fo:font-size="8pt" style:font-size-asian="8pt" style:font-size-complex="8pt"/>
    </style:style>
    <style:style style:name="T27" style:parent-style-name="DefaultParagraphFont" style:family="text">
      <style:text-properties fo:font-size="8pt" style:font-size-asian="8pt" style:font-size-complex="8pt"/>
    </style:style>
    <style:style style:name="T28" style:parent-style-name="DefaultParagraphFont" style:family="text">
      <style:text-properties fo:font-size="8pt" style:font-size-asian="8pt" style:font-size-complex="8pt"/>
    </style:style>
    <style:style style:name="T29" style:parent-style-name="DefaultParagraphFont" style:family="text">
      <style:text-properties fo:font-size="8pt" style:font-size-asian="8pt" style:font-size-complex="8pt"/>
    </style:style>
    <style:style style:name="P30" style:parent-style-name="Textbody" style:family="paragraph">
      <style:paragraph-properties fo:text-align="center" fo:margin-bottom="0in"/>
    </style:style>
    <style:style style:name="T31" style:parent-style-name="DefaultParagraphFont" style:family="text">
      <style:text-properties fo:font-size="8pt" style:font-size-asian="8pt" style:font-size-complex="8pt" fo:language="id" fo:country="ID"/>
    </style:style>
    <style:style style:name="T32" style:parent-style-name="DefaultParagraphFont" style:family="text">
      <style:text-properties fo:font-size="8pt" style:font-size-asian="8pt" style:font-size-complex="8pt"/>
    </style:style>
    <style:style style:name="P33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34" style:parent-style-name="DefaultParagraphFont" style:family="text">
      <style:text-properties fo:language="id" fo:country="ID" style:language-asian="id" style:country-asian="ID"/>
    </style:style>
    <style:style style:name="T35" style:parent-style-name="DefaultParagraphFont" style:family="text">
      <style:text-properties fo:font-size="8pt" style:font-size-asian="8pt" style:font-size-complex="8pt" fo:language="id" fo:country="ID"/>
    </style:style>
    <style:style style:name="T36" style:parent-style-name="DefaultParagraphFont" style:family="text">
      <style:text-properties fo:font-size="8pt" style:font-size-asian="8pt" style:font-size-complex="8pt" fo:language="sv" fo:country="SE"/>
    </style:style>
    <style:style style:name="P37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 fo:language="id" fo:country="ID"/>
    </style:style>
    <style:style style:name="T38" style:parent-style-name="DefaultParagraphFont" style:family="text">
      <style:text-properties fo:language="id" fo:country="ID"/>
    </style:style>
    <style:style style:name="P39" style:parent-style-name="Normal" style:family="paragraph">
      <style:text-properties fo:language="id" fo:country="ID"/>
    </style:style>
    <style:style style:name="P40" style:parent-style-name="Normal" style:family="paragraph">
      <style:text-properties fo:language="id" fo:country="ID"/>
    </style:style>
    <style:style style:name="P41" style:parent-style-name="Normal" style:list-style-name="LFO1" style:family="paragraph"/>
    <style:style style:name="T42" style:parent-style-name="DefaultParagraphFont" style:family="text">
      <style:text-properties fo:language="id" fo:country="ID"/>
    </style:style>
    <style:style style:name="P43" style:parent-style-name="Normal" style:family="paragraph">
      <style:paragraph-properties fo:text-align="center"/>
    </style:style>
    <style:style style:name="P44" style:parent-style-name="Normal" style:family="paragraph">
      <style:paragraph-properties fo:text-indent="0.5in"/>
    </style:style>
    <style:style style:name="P45" style:parent-style-name="Normal" style:family="paragraph">
      <style:paragraph-properties fo:text-indent="0.5in"/>
    </style:style>
    <style:style style:name="T46" style:parent-style-name="DefaultParagraphFont" style:family="text">
      <style:text-properties fo:color="#FF0000"/>
    </style:style>
    <style:style style:name="P47" style:parent-style-name="Normal" style:family="paragraph">
      <style:paragraph-properties fo:text-indent="0.5in"/>
    </style:style>
    <style:style style:name="P48" style:parent-style-name="Normal" style:family="paragraph">
      <style:paragraph-properties fo:text-indent="0.5in"/>
    </style:style>
    <style:style style:name="P49" style:parent-style-name="Normal" style:family="paragraph">
      <style:paragraph-properties fo:text-indent="0.5in"/>
    </style:style>
    <style:style style:name="P50" style:parent-style-name="Normal" style:family="paragraph">
      <style:paragraph-properties fo:margin-left="0.5in">
        <style:tab-stops/>
      </style:paragraph-properties>
    </style:style>
    <style:style style:name="P51" style:parent-style-name="Normal" style:family="paragraph">
      <style:paragraph-properties fo:text-align="justify" fo:margin-left="0.5in">
        <style:tab-stops/>
      </style:paragraph-properties>
    </style:style>
    <style:style style:name="T52" style:parent-style-name="DefaultParagraphFont" style:family="text">
      <style:text-properties fo:language="id" fo:country="ID"/>
    </style:style>
    <style:style style:name="T53" style:parent-style-name="DefaultParagraphFont" style:family="text">
      <style:text-properties fo:language="id" fo:country="ID"/>
    </style:style>
    <style:style style:name="P54" style:parent-style-name="Normal" style:family="paragraph">
      <style:paragraph-properties fo:margin-left="0.5in">
        <style:tab-stops/>
      </style:paragraph-properties>
    </style:style>
    <style:style style:name="P55" style:parent-style-name="Normal" style:list-style-name="LFO2" style:family="paragraph">
      <style:paragraph-properties fo:text-align="justify"/>
      <style:text-properties fo:language="id" fo:country="ID"/>
    </style:style>
    <style:style style:name="P56" style:parent-style-name="Normal" style:list-style-name="LFO2" style:family="paragraph">
      <style:paragraph-properties fo:text-align="justify"/>
    </style:style>
    <style:style style:name="T57" style:parent-style-name="DefaultParagraphFont" style:family="text">
      <style:text-properties fo:language="id" fo:country="ID"/>
    </style:style>
    <style:style style:name="T58" style:parent-style-name="DefaultParagraphFont" style:family="text">
      <style:text-properties fo:language="id" fo:country="ID"/>
    </style:style>
    <style:style style:name="P59" style:parent-style-name="Normal" style:list-style-name="LFO2" style:family="paragraph">
      <style:paragraph-properties fo:text-align="justify"/>
      <style:text-properties fo:language="id" fo:country="ID"/>
    </style:style>
    <style:style style:name="P60" style:parent-style-name="Normal" style:family="paragraph">
      <style:paragraph-properties fo:text-align="justify" fo:margin-left="0.75in">
        <style:tab-stops/>
      </style:paragraph-properties>
      <style:text-properties fo:language="id" fo:country="ID"/>
    </style:style>
    <style:style style:name="P61" style:parent-style-name="Normal" style:list-style-name="LFO3" style:family="paragraph">
      <style:paragraph-properties fo:text-align="justify"/>
      <style:text-properties fo:language="id" fo:country="ID"/>
    </style:style>
    <style:style style:name="P62" style:parent-style-name="Normal" style:family="paragraph">
      <style:text-properties fo:language="id" fo:country="ID"/>
    </style:style>
    <style:style style:name="P63" style:parent-style-name="Normal" style:family="paragraph">
      <style:text-properties fo:language="id" fo:country="ID"/>
    </style:style>
    <style:style style:name="P64" style:parent-style-name="Normal" style:family="paragraph">
      <style:paragraph-properties fo:margin-left="3.5in">
        <style:tab-stops/>
      </style:paragraph-properties>
    </style:style>
    <style:style style:name="P65" style:parent-style-name="Normal" style:family="paragraph">
      <style:paragraph-properties fo:margin-left="3.5in">
        <style:tab-stops/>
      </style:paragraph-properties>
    </style:style>
    <style:style style:name="P66" style:parent-style-name="Normal" style:family="paragraph">
      <style:paragraph-properties fo:margin-left="4in">
        <style:tab-stops/>
      </style:paragraph-properties>
    </style:style>
    <style:style style:name="P67" style:parent-style-name="Normal" style:family="paragraph">
      <style:paragraph-properties fo:margin-left="4in">
        <style:tab-stops/>
      </style:paragraph-properties>
    </style:style>
    <style:style style:name="P68" style:parent-style-name="Normal" style:family="paragraph">
      <style:paragraph-properties fo:margin-left="3.5in">
        <style:tab-stops/>
      </style:paragraph-properties>
    </style:style>
    <style:style style:name="P69" style:parent-style-name="Normal" style:family="paragraph">
      <style:paragraph-properties fo:margin-left="3in" fo:text-indent="0.5in">
        <style:tab-stops/>
      </style:paragraph-properties>
    </style:style>
    <style:style style:name="P70" style:parent-style-name="Normal" style:list-style-name="LFO4" style:family="paragraph">
      <style:text-properties fo:color="#800000"/>
    </style:style>
    <style:style style:name="P71" style:parent-style-name="Normal" style:list-style-name="LFO4" style:family="paragraph">
      <style:text-properties fo:color="#800000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>
      <style:graphic-properties style:wrap="run-through" style:run-through="foreground" draw:fill="none" draw:stroke="solid" svg:stroke-width="0.0417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4"><draw:frame draw:z-index="251658240" draw:id="id0" draw:style-name="a1" draw:name="Text Box 12" text:anchor-type="paragraph" svg:x="-0.0752in" svg:y="0in" svg:width="0.87778in" svg:height="1.00903in" style:rel-width="scale" style:rel-height="scale"><draw:text-box><text:p text:style-name="Normal"><text:span text:style-name="T15"><draw:frame draw:style-name="a2" draw:name="Picture 1" text:anchor-type="as-char" svg:x="0in" svg:y="0in" svg:width="0.6772in" svg:height="0.9063in" style:rel-width="scale" style:rel-height="scale"><draw:image xlink:href="media/image2.wmf" xlink:type="simple" xlink:show="embed" xlink:actuate="onLoad"/><svg:title/><svg:desc/></draw:frame></text:span></text:p></draw:text-box><svg:title/><svg:desc/></draw:frame></text:span></text:p>
            <text:p text:style-name="P16"/>
          </table:table-cell>
          <table:table-cell table:style-name="TableCell17">
            <text:p text:style-name="P18">PEMERINTAH KOTA YOGYAKARTA</text:p>
            <text:p text:style-name="P19">DINAS PENDIDIKAN</text:p>
            <text:p text:style-name="P20"><text:span text:style-name="T21"> Jl. Hayam Wuruk No 11<text:s/></text:span><text:span text:style-name="T22">Yogyakarta Kode Pos : 552</text:span><text:span text:style-name="T23">12<text:s/></text:span><text:span text:style-name="T24">Telepon (0274) 512956, 563078, Fax (0274) 512956</text:span></text:p>
            <text:p text:style-name="P25"><text:span text:style-name="T26">EMAIL:<text:s/></text:span><text:a xlink:href="mailto:pendidikan@jogja.go.id" office:target-frame-name="_top" xlink:show="replace"><text:span text:style-name="T27">pendidikan@jogja.go.id</text:span></text:a><text:span text:style-name="T28"><text:s/>EMAIL INTRANET :</text:span><text:a xlink:href="mailto:pendidikan@intra.jogja.go.id" office:target-frame-name="_top" xlink:show="replace"><text:span text:style-name="T29">pendidikan@intra.jogja.go.id</text:span></text:a></text:p>
            <text:p text:style-name="P30"><text:span text:style-name="T31">HOTLINE SMS : 08122780001,2740 HOT LINE EMAIL :<text:s/></text:span><text:a xlink:href="mailto:upik@jogjakota.go.id" office:target-frame-name="_top" xlink:show="replace"><text:span text:style-name="T32">upik@jogjakota.go.id</text:span></text:a></text:p>
            <text:p text:style-name="P33"><text:span text:style-name="T34"><draw:connector draw:type="line" svg:x1="-0.9307in" svg:y1="0.2953in" svg:x2="5.19222in" svg:y2="0.2953in" draw:z-index="2" draw:id="id1" draw:style-name="a3" draw:name="Line 11" text:anchor-type="paragraph"><svg:title/><svg:desc/></draw:connector></text:span><text:span text:style-name="T35">WEB SITE :<text:s/></text:span><text:a xlink:href="http://www.jogjakota.go.id/" office:target-frame-name="_top" xlink:show="replace"><text:span text:style-name="T36">www.jogjakota.go.id</text:span></text:a></text:p>
          </table:table-cell>
        </table:table-row>
      </table:table>
      <text:p text:style-name="Normal"/>
      <text:p text:style-name="P37">SURAT IJIN CUTI BERSALIN</text:p>
      <text:p text:style-name="Normal"><text:span text:style-name="T38"><text:s text:c="55"/>Nomor :</text:span></text:p>
      <text:p text:style-name="P39"/>
      <text:p text:style-name="P40"><text:s text:c="24"/></text:p>
      <text:list text:style-name="LFO1" text:continue-numbering="true">
        <text:list-item>
          <text:p text:style-name="P41"><text:span text:style-name="T42">Diberikan cuti bersalin <text:s/>kepada:</text:span><text:tab/><text:tab/></text:p>
        </text:list-item>
      </text:list>
      <text:p text:style-name="P43"/>
      <text:p text:style-name="P44">Nama<text:tab/><text:tab/><text:tab/>: [onshow.nama1]</text:p>
      <text:p text:style-name="P45">NITB<text:tab/><text:tab/><text:tab/>:<text:s/><text:span text:style-name="T46">000</text:span></text:p>
      <text:p text:style-name="P47">Jabatan<text:tab/><text:tab/><text:tab/>: [onshow.jabatan1]</text:p>
      <text:p text:style-name="P48">Unit Kerja<text:tab/><text:tab/>: [onshow.unit_kerja1]</text:p>
      <text:p text:style-name="P49">Instansi<text:tab/><text:tab/>: [onshow.instansi1]</text:p>
      <text:p text:style-name="P50"/>
      <text:p text:style-name="P51"><text:span text:style-name="T52">Selama [onshow.lamacuti1] hari</text:span>,<text:span text:style-name="T53"><text:s/>terhitung mulai tanggal [onshow.tanggalmulai1]<text:s/></text:span>s.d. [onshow.tanggalselesai1], dengan ketentuan sebagai berikut :</text:p>
      <text:p text:style-name="P54"><text:s/></text:p>
      <text:list text:style-name="LFO2" text:continue-numbering="true">
        <text:list-item>
          <text:p text:style-name="P55">Sebelum menjalankan cuti bersalin, wajib menyerahkan pekerjaannya kepada atasan langsung atau pejabat lain yang ditunjuk.</text:p>
        </text:list-item>
        <text:list-item>
          <text:p text:style-name="P56"><text:s/><text:span text:style-name="T57">Setelah menjalank</text:span><text:span text:style-name="T58">an persalinan yang bersangkutan supaya memberitahukan tanggal persalinan kepada pejabat yang berwenang memberi cuti.</text:span></text:p>
        </text:list-item>
        <text:list-item>
          <text:p text:style-name="P59">Setelah menjalankan cuti bersalin wajib melaporkan diri kepada atasan langsungnya dan bekerja sebagaimana mestinya.</text:p>
        </text:list-item>
      </text:list>
      <text:p text:style-name="P60"/>
      <text:list text:style-name="LFO1">
        <text:list-item text:start-value="1">
          <text:p text:style-name="P61">Demikian surat izin cuti bersalin ini dibuat untuk dapat digunakan sebagaimana mestinya. <text:s text:c="3"/></text:p>
        </text:list-item>
      </text:list>
      <text:p text:style-name="P62"/>
      <text:p text:style-name="P63"/>
      <text:p text:style-name="P64"/>
      <text:p text:style-name="P65">Yogyakarta, [onshow.tanggal]</text:p>
      <text:p text:style-name="Normal"><text:tab/><text:tab/><text:tab/><text:tab/><text:tab/><text:tab/><text:tab/>Kepala,</text:p>
      <text:p text:style-name="Normal"/>
      <text:p text:style-name="Normal"/>
      <text:p text:style-name="P66"/>
      <text:p text:style-name="P67"/>
      <text:p text:style-name="P68">Drs. Edy Heri Suasana, M.Pd</text:p>
      <text:p text:style-name="P69">NIP 19610605 198401 1 005</text:p>
      <text:p text:style-name="Normal"/>
      <text:p text:style-name="Normal">Tembusan</text:p>
      <text:list text:style-name="LFO4" text:continue-numbering="true">
        <text:list-item>
          <text:p text:style-name="P70">Yang bersangkutan</text:p>
        </text:list-item>
        <text:list-item>
          <text:p text:style-name="P71">Arsip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D" style:language-asian="en" style:country-asian="ID" style:language-complex="ar" style:country-complex="SA" style:text-combine="none" fo:hyphenate="true"/>
    </style:default-style>
    <style:style style:name="Normal" style:display-name="Normal" style:family="paragraph">
      <style:text-properties style:font-name-asian="MS Mincho" fo:font-size="12pt" style:font-size-asian="12pt" style:font-size-complex="12pt" fo:language="en" fo:country="US" style:language-asian="ja" style:country-asian="JP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>
      <style:text-properties style:font-name="Tahoma" style:font-name-asian="MS Mincho" style:font-name-complex="Tahoma" fo:font-size="8pt" style:font-size-asian="8pt" style:font-size-complex="8pt" style:language-asian="ja" style:country-asian="JP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4597in" fo:page-height="12.9902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7" style:parent-style-name="Textbody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fo:font-size="9pt" style:font-size-asian="9pt" fo:language="id" fo:country="ID" style:language-asian="id" style:country-asian="ID"/>
    </style:style>
    <style:style style:name="P9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0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1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2" style:parent-style-name="Textbody" style:family="paragraph">
      <style:paragraph-properties fo:text-align="center" fo:margin-bottom="0in"/>
      <style:text-properties fo:font-size="9pt" style:font-size-asian="9pt"/>
    </style:style>
    <style:style style:name="P13" style:parent-style-name="Textbody" style:family="paragraph">
      <style:paragraph-properties fo:text-align="center" fo:margin-bottom="0in"/>
      <style:text-properties fo:font-size="9pt" style:font-size-asian="9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7"><text:span text:style-name="T8"><draw:frame draw:z-index="251659264" draw:style-name="a0" draw:name="graphics1" text:anchor-type="paragraph" svg:x="0in" svg:y="-0.002in" svg:width="0.7516in" svg:height="1.0925in" style:rel-width="scale" style:rel-height="scale"><draw:image xlink:href="media/image1.png" xlink:type="simple" xlink:show="embed" xlink:actuate="onLoad"/><svg:title/><svg:desc/></draw:frame></text:span></text:p>
        <text:p text:style-name="P9"/>
        <text:p text:style-name="P10"/>
        <text:p text:style-name="P11">SEGORO  AMARTO</text:p>
        <text:p text:style-name="P12">SEMANGAT GOTONG ROYONG AGAWE MAJUNE  NGAYOGYAKARTO</text:p>
        <text:p text:style-name="P13">KEMANDIRIAN – KEDISIPLINAN – KEPEDULIAN – KEBERSAMAAN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DarkUser</meta:initial-creator>
    <dc:creator>vinsensius satya</dc:creator>
    <meta:creation-date>2016-02-02T03:31:00Z</meta:creation-date>
    <dc:date>2016-02-17T07:07:00Z</dc:date>
    <meta:print-date>2007-04-25T17:51:00Z</meta:print-date>
    <meta:template xlink:href="Normal.dotm" xlink:type="simple"/>
    <meta:editing-cycles>13</meta:editing-cycles>
    <meta:editing-duration>PT180S</meta:editing-duration>
    <meta:document-statistic meta:page-count="1" meta:paragraph-count="3" meta:word-count="231" meta:character-count="1550" meta:row-count="11" meta:non-whitespace-character-count="1322"/>
  </office:meta>
</office:document-meta>
</file>